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de14" officeooo:paragraph-rsid="00158f8b"/>
    </style:style>
    <style:style style:name="P2" style:family="paragraph" style:parent-style-name="Standard">
      <style:text-properties officeooo:rsid="0018f63d" officeooo:paragraph-rsid="0018f63d"/>
    </style:style>
    <style:style style:name="P3" style:family="paragraph" style:parent-style-name="Standard">
      <style:text-properties officeooo:rsid="0018f63d" officeooo:paragraph-rsid="001c0d76"/>
    </style:style>
    <style:style style:name="P4" style:family="paragraph" style:parent-style-name="Standard">
      <style:text-properties officeooo:rsid="001dfbb5" officeooo:paragraph-rsid="001dfbb5"/>
    </style:style>
    <style:style style:name="P5" style:family="paragraph" style:parent-style-name="Standard">
      <style:text-properties officeooo:rsid="001aeb8f" officeooo:paragraph-rsid="001c0d76"/>
    </style:style>
    <style:style style:name="P6" style:family="paragraph" style:parent-style-name="Standard">
      <style:text-properties officeooo:rsid="001c0d76" officeooo:paragraph-rsid="001c0d76"/>
    </style:style>
    <style:style style:name="P7" style:family="paragraph" style:parent-style-name="Text_20_body">
      <style:text-properties fo:font-variant="normal" fo:text-transform="none" fo:color="#474747" style:font-name="Open Sans" fo:font-size="18pt" fo:letter-spacing="normal" fo:font-style="normal" fo:font-weight="bold" officeooo:rsid="00181ddd" officeooo:paragraph-rsid="00181ddd"/>
    </style:style>
    <style:style style:name="P8" style:family="paragraph" style:parent-style-name="Heading_20_1">
      <style:text-properties officeooo:rsid="001dfbb5" officeooo:paragraph-rsid="001dfbb5"/>
    </style:style>
    <style:style style:name="P9" style:family="paragraph" style:parent-style-name="Heading_20_1">
      <style:text-properties fo:font-variant="normal" fo:text-transform="none" fo:color="#474747" style:font-name="Open Sans" fo:font-size="18pt" fo:letter-spacing="normal" fo:font-style="normal" fo:font-weight="bold" officeooo:rsid="00181ddd" officeooo:paragraph-rsid="00181ddd"/>
    </style:style>
    <style:style style:name="T1" style:family="text">
      <style:text-properties officeooo:rsid="00158f8b"/>
    </style:style>
    <style:style style:name="T2" style:family="text">
      <style:text-properties officeooo:rsid="001aeb8f"/>
    </style:style>
    <style:style style:name="T3" style:family="text">
      <style:text-properties officeooo:rsid="001c0d76"/>
    </style:style>
    <style:style style:name="T4" style:family="text">
      <style:text-properties officeooo:rsid="001f22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tocol Buffers, gRPC and Go</text:p>
      <text:h text:style-name="P8" text:outline-level="1">Presenter</text:h>
      <text:p text:style-name="P4">Doug Fort</text:p>
      <text:p text:style-name="P4">Decipher Technology Studios</text:p>
      <text:p text:style-name="P4">doug.fort@deciphernow.com</text:p>
      <text:h text:style-name="Heading_20_1" text:outline-level="1">Abstract</text:h>
      <text:p text:style-name="P1">I will walk through generat<text:span text:style-name="T1">ing</text:span> go code from a protocol buffer description, and then us<text:span text:style-name="T1">e</text:span> the generated code <text:span text:style-name="T1">to create</text:span> <text:span text:style-name="T1">a </text:span>simple <text:span text:style-name="T1">microservice</text:span>. <text:span text:style-name="T1">The audience will come away knowing the steps in creating a gRPC microservice in go, and where to look for additional resources.</text:span></text:p>
      <text:p text:style-name="P1"/>
      <text:h text:style-name="P9" text:outline-level="1">Talk Description</text:h>
      <text:p text:style-name="P2">Protocol Buffers is a binary wire format with a growing ecology of tools.</text:p>
      <text:p text:style-name="P2"/>
      <text:p text:style-name="P2"><text:span text:style-name="Citation">gRPC</text:span> <text:s/>is an HTTP/2 based protocol that move<text:span text:style-name="T4">s</text:span> protocol buffer data around the net.</text:p>
      <text:p text:style-name="P2"/>
      <text:p text:style-name="P2">That’s all I’m going to say about the abstract ideas. I want to show you some code. <text:s/><text:span text:style-name="T2">I want to walk <text:s/>through the basics in the time we have and point to resources for deeper learning.</text:span></text:p>
      <text:p text:style-name="P2"/>
      <text:p text:style-name="P2">* <text:span text:style-name="T2">Installing protoc, the protocol bufer compiler. This isn’t about go, but it’s an essential start.</text:span></text:p>
      <text:p text:style-name="P2"/>
      <text:p text:style-name="P2">* <text:span text:style-name="T2">Creating a protocol buffer definition file.</text:span></text:p>
      <text:p text:style-name="P2"/>
      <text:p text:style-name="P2">* <text:span text:style-name="T2">Using protoc to generate go code from the protocol definition file.</text:span></text:p>
      <text:p text:style-name="P2"/>
      <text:p text:style-name="P2">* <text:span text:style-name="T2">Wrapping the generated code in a server application.</text:span></text:p>
      <text:p text:style-name="P2"/>
      <text:p text:style-name="P3">* <text:span text:style-name="T2">Wrapping the generated code in a application.</text:span></text:p>
      <text:p text:style-name="P3"/>
      <text:p text:style-name="P5">* Building and testing <text:s/>the client/server system.</text:p>
      <text:p text:style-name="P3"/>
      <text:p text:style-name="P3">* <text:span text:style-name="T3">Modifying the protocol buffer definition file to support the HTTP Gateway.</text:span></text:p>
      <text:p text:style-name="P3"/>
      <text:p text:style-name="P3">* <text:span text:style-name="T3">Using protoc to generate go code for the HTTP Gateway.</text:span></text:p>
      <text:p text:style-name="P3"/>
      <text:p text:style-name="P6">* Wrapping the generated code in a HTTP server to create a Gateway Proxy.</text:p>
      <text:p text:style-name="P3"/>
      <text:p text:style-name="P6">* Building and testing the Gateway Proxy with the gRPC server.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1:35:26.997730732</meta:creation-date>
    <dc:date>2018-04-08T18:06:41.086030003</dc:date>
    <meta:editing-duration>PT13H27M35S</meta:editing-duration>
    <meta:editing-cycles>8</meta:editing-cycles>
    <meta:generator>LibreOffice/5.4.5.1$Linux_X86_64 LibreOffice_project/40m0$Build-1</meta:generator>
    <meta:document-statistic meta:table-count="0" meta:image-count="0" meta:object-count="0" meta:page-count="1" meta:paragraph-count="21" meta:word-count="230" meta:character-count="1359" meta:non-whitespace-character-count="1145"/>
  </office:meta>
</office:document-meta>
</file>